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C" style:family="table-column">
      <style:table-column-properties style:column-width="4.251cm" style:rel-column-width="16384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D 1-3 SQL </text:p>
      <text:p text:style-name="Standard"/>
      <text:p text:style-name="Standard">EXERCICE 3</text:p>
      <text:p text:style-name="Standard"/>
      <text:p text:style-name="Standard">1: Non un véhicule ne peut être que d'un modèle à la fois.</text:p>
      <text:p text:style-name="Standard"/>
      <text:p text:style-name="Standard">2: Un propriétaire peut ne pas posséder de véhicule.</text:p>
      <text:p text:style-name="Standard"/>
      <text:p text:style-name="Standard">3: Oui un véhicule peut posséder plusieurs carburants à la fois.</text:p>
      <text:p text:style-name="Standard"/>
      <text:p text:style-name="Standard">4 : Oui on peut représenter le « Glubozol »1 dans la base car d'après le schema un carburant peut ne pas être utilisé du tout ou n fois.</text:p>
      <text:p text:style-name="Standard"/>
      <text:p text:style-name="Standard">5: On ne peut pas utilisé la « bicyclette » dans ce modèle car un modèle de véhicule doit utilisé au moins 1 carburant.</text:p>
      <text:p text:style-name="Standard"/>
      <text:p text:style-name="Standard"/>
      <text:p text:style-name="Standard">EXERCICE 4</text:p>
      <text:p text:style-name="Standard"/>
      <text:p text:style-name="Standard">1:Un compte ne peut être affecté à plusieurs clients car il dépend de l'idClient qui est unique à chaque client.</text:p>
      <text:p text:style-name="Standard"/>
      <text:p text:style-name="Standard">2: Un même client peut avoir plusieurs comptes car le compte a pour clé primaire idCompte, il est juste en relation avec la table Client par l'idClient.</text:p>
      <text:p text:style-name="Standard"/>
      <table:table table:name="Tableau1" table:style-name="Tableau1">
        <table:table-column table:style-name="Tableau1.A" table:number-columns-repeated="2"/>
        <table:table-column table:style-name="Tableau1.C" table:number-columns-repeated="2"/>
        <table:table-row>
          <table:table-cell table:style-name="Tableau1.A1" table:number-columns-spanned="4" office:value-type="string">
            <text:p text:style-name="P3">Compt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idCompte</text:p>
          </table:table-cell>
          <table:table-cell table:style-name="Tableau1.A2" office:value-type="string">
            <text:p text:style-name="P4">IdClient </text:p>
          </table:table-cell>
          <table:table-cell table:style-name="Tableau1.A2" office:value-type="string">
            <text:p text:style-name="P4">Solde</text:p>
          </table:table-cell>
          <table:table-cell table:style-name="Tableau1.D2" office:value-type="string">
            <text:p text:style-name="P4">Resume</text:p>
          </table:table-cell>
        </table:table-row>
        <table:table-row>
          <table:table-cell table:style-name="Tableau1.A3" office:value-type="float" office:value="1">
            <text:p text:style-name="P2">1</text:p>
          </table:table-cell>
          <table:table-cell table:style-name="Tableau1.A3" office:value-type="float" office:value="30">
            <text:p text:style-name="P2">30</text:p>
          </table:table-cell>
          <table:table-cell table:style-name="Tableau1.A3" office:value-type="float" office:value="5">
            <text:p text:style-name="P2">5</text:p>
          </table:table-cell>
          <table:table-cell table:style-name="Tableau1.D3" office:value-type="float" office:value="0">
            <text:p text:style-name="P2">0</text:p>
          </table:table-cell>
        </table:table-row>
        <table:table-row>
          <table:table-cell table:style-name="Tableau1.A3" office:value-type="float" office:value="2">
            <text:p text:style-name="P2">2</text:p>
          </table:table-cell>
          <table:table-cell table:style-name="Tableau1.A3" office:value-type="float" office:value="30">
            <text:p text:style-name="P2">30</text:p>
          </table:table-cell>
          <table:table-cell table:style-name="Tableau1.A3" office:value-type="float" office:value="15">
            <text:p text:style-name="P2">15</text:p>
          </table:table-cell>
          <table:table-cell table:style-name="Tableau1.D3" office:value-type="float" office:value="1">
            <text:p text:style-name="P2">1</text:p>
          </table:table-cell>
        </table:table-row>
      </table:table>
      <text:p text:style-name="Standard"/>
      <text:p text:style-name="Standard">3: Un compte peut être en relation avec plusieurs actions car elles sont différentes à chaque fois.</text:p>
      <text:p text:style-name="Standard"/>
      <text:p text:style-name="Standard">EXERCICE 5</text:p>
      <text:p text:style-name="Standard"/>
      <text:p text:style-name="Standard">A: Oui un patient peut effectuer n visites.</text:p>
      <text:p text:style-name="Standard"/>
      <text:p text:style-name="Standard">B: Le médecin ne peut recevoir plusieurs patients dans la même consultation car une consultation ne peut être assistée que par un seul patient.</text:p>
      <text:p text:style-name="Standard"/>
      <text:p text:style-name="Standard">C: Oui dans une même consultation n médicaments peuvent être prescrits.</text:p>
      <text:p text:style-name="Standard"/>
      <text:p text:style-name="Standard">D: Oui car un médicament peut être prescrit lors de n <text:s/>consultations.</text:p>
      <text:p text:style-name="Standard"/>
      <text:p text:style-name="Standard"/>
      <text:p text:style-name="Standard">EXERCICE 6</text:p>
      <text:p text:style-name="Standard"/>
      <text:p text:style-name="Standard">A: Non car un match ne peut être joué que par 2 joueurs maximum.</text:p>
      <text:p text:style-name="Standard"/>
      <text:p text:style-name="Standard">B: Non seuls les joueurs participant peuvent gagner.</text:p>
      <text:p text:style-name="Standard"/>
      <text:p text:style-name="Standard">C: Non seulement 1 seul match peut se jouer sur un terrain.</text:p>
      <text:p text:style-name="Standard"><text:soft-page-break/></text:p>
      <text:p text:style-name="Standard"/>
      <text:p text:style-name="Standard">EXERCICE 7</text:p>
      <text:p text:style-name="Standard"/>
      <text:p text:style-name="Standard">A: Un Article ne peut être rédigé que par un seul journaliste.</text:p>
      <text:p text:style-name="Standard"/>
      <text:p text:style-name="Standard">B: Un article ne peut être publié plusieurs fois dans le même numéro.</text:p>
      <text:p text:style-name="Standard"/>
      <text:p text:style-name="Standard">C: Il peut y avoir plusieurs articles sur le même sujet dans le même numéro</text:p>
      <text:p text:style-name="Standard"/>
      <text:p text:style-name="Standard"/>
      <text:p text:style-name="Standard">EXERCICE 8</text:p>
      <text:p text:style-name="Standard"/>
      <text:p text:style-name="Standard">cf schémas :</text:p>
      <text:list xml:id="list5715096588496644591" text:style-name="L1">
        <text:list-item>
          <text:p text:style-name="P1">schema_exo5_td1-3,</text:p>
        </text:list-item>
        <text:list-item>
          <text:p text:style-name="P1">schema_exo6_td1-3,</text:p>
        </text:list-item>
        <text:list-item>
          <text:p text:style-name="P1">schema_exo7_td1-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9T11:35:44.09</meta:creation-date>
    <dc:date>2018-12-11T13:03:17.29</dc:date>
    <meta:editing-duration>PT1H5M50S</meta:editing-duration>
    <meta:editing-cycles>2</meta:editing-cycles>
    <meta:generator>OpenOffice/4.1.6$Win32 OpenOffice.org_project/416m1$Build-9790</meta:generator>
    <meta:document-statistic meta:table-count="1" meta:image-count="0" meta:object-count="0" meta:page-count="2" meta:paragraph-count="42" meta:word-count="316" meta:character-count="1683"/>
  </office:meta>
</office:document-meta>
</file>